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rmse</text:p>
          </table:table-cell>
          <table:table-cell table:style-name="ce1" office:value-type="string" calcext:value-type="string">
            <text:p>sse</text:p>
          </table:table-cell>
          <table:table-cell table:style-name="ce1"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noise_free</text:p>
          </table:table-cell>
          <table:table-cell office:value-type="float" office:value="0.062148" calcext:value-type="float">
            <text:p>0.062148</text:p>
          </table:table-cell>
          <table:table-cell office:value-type="float" office:value="0.051153" calcext:value-type="float">
            <text:p>0.051153</text:p>
          </table:table-cell>
          <table:table-cell office:value-type="float" office:value="0.050209" calcext:value-type="float">
            <text:p>0.050209</text:p>
          </table:table-cell>
          <table:table-cell office:value-type="float" office:value="0.039843" calcext:value-type="float">
            <text:p>0.039843</text:p>
          </table:table-cell>
          <table:table-cell office:value-type="float" office:value="0.051497" calcext:value-type="float">
            <text:p>0.051497</text:p>
          </table:table-cell>
          <table:table-cell office:value-type="float" office:value="1.562018" calcext:value-type="float">
            <text:p>1.562018</text:p>
          </table:table-cell>
          <table:table-cell office:value-type="float" office:value="0.005942" calcext:value-type="float">
            <text:p>0.005942</text:p>
          </table:table-cell>
        </table:table-row>
        <table:table-row table:style-name="ro1">
          <table:table-cell office:value-type="string" calcext:value-type="string">
            <text:p>noise * 1</text:p>
          </table:table-cell>
          <table:table-cell office:value-type="float" office:value="0.086401" calcext:value-type="float">
            <text:p>0.086401</text:p>
          </table:table-cell>
          <table:table-cell office:value-type="float" office:value="0.051567" calcext:value-type="float">
            <text:p>0.051567</text:p>
          </table:table-cell>
          <table:table-cell office:value-type="float" office:value="0.052581" calcext:value-type="float">
            <text:p>0.052581</text:p>
          </table:table-cell>
          <table:table-cell office:value-type="float" office:value="0.022786" calcext:value-type="float">
            <text:p>0.022786</text:p>
          </table:table-cell>
          <table:table-cell office:value-type="float" office:value="0.053851" calcext:value-type="float">
            <text:p>0.053851</text:p>
          </table:table-cell>
          <table:table-cell office:value-type="float" office:value="1.708028" calcext:value-type="float">
            <text:p>1.708028</text:p>
          </table:table-cell>
          <table:table-cell office:value-type="float" office:value="0.015515" calcext:value-type="float">
            <text:p>0.015515</text:p>
          </table:table-cell>
        </table:table-row>
        <table:table-row table:style-name="ro1">
          <table:table-cell office:value-type="string" calcext:value-type="string">
            <text:p>Noise * 10</text:p>
          </table:table-cell>
          <table:table-cell office:value-type="float" office:value="0.324587" calcext:value-type="float">
            <text:p>0.324587</text:p>
          </table:table-cell>
          <table:table-cell office:value-type="float" office:value="0.086957" calcext:value-type="float">
            <text:p>0.086957</text:p>
          </table:table-cell>
          <table:table-cell office:value-type="float" office:value="0.074236" calcext:value-type="float">
            <text:p>0.074236</text:p>
          </table:table-cell>
          <table:table-cell office:value-type="float" office:value="0.011427" calcext:value-type="float">
            <text:p>0.011427</text:p>
          </table:table-cell>
          <table:table-cell office:value-type="float" office:value="0.102201" calcext:value-type="float">
            <text:p>0.102201</text:p>
          </table:table-cell>
          <table:table-cell office:value-type="float" office:value="6.110335" calcext:value-type="float">
            <text:p>6.110335</text:p>
          </table:table-cell>
          <table:table-cell office:value-type="float" office:value="0.053698" calcext:value-type="float">
            <text:p>0.053698</text:p>
          </table:table-cell>
        </table:table-row>
        <table:table-row table:style-name="ro1">
          <table:table-cell office:value-type="string" calcext:value-type="string">
            <text:p>Noise * 30</text:p>
          </table:table-cell>
          <table:table-cell office:value-type="float" office:value="0.253991" calcext:value-type="float">
            <text:p>0.253991</text:p>
          </table:table-cell>
          <table:table-cell office:value-type="float" office:value="0.125777" calcext:value-type="float">
            <text:p>0.125777</text:p>
          </table:table-cell>
          <table:table-cell office:value-type="float" office:value="0.111419" calcext:value-type="float">
            <text:p>0.111419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136181" calcext:value-type="float">
            <text:p>0.136181</text:p>
          </table:table-cell>
          <table:table-cell office:value-type="float" office:value="10.849016" calcext:value-type="float">
            <text:p>10.849016</text:p>
          </table:table-cell>
          <table:table-cell office:value-type="float" office:value="0.052205" calcext:value-type="float">
            <text:p>0.052205</text:p>
          </table:table-cell>
        </table:table-row>
        <table:table-row table:style-name="ro1">
          <table:table-cell office:value-type="string" calcext:value-type="string">
            <text:p>Noise * 45</text:p>
          </table:table-cell>
          <table:table-cell office:value-type="float" office:value="2.669611" calcext:value-type="float">
            <text:p>2.669611</text:p>
          </table:table-cell>
          <table:table-cell office:value-type="float" office:value="1.184029" calcext:value-type="float">
            <text:p>1.184029</text:p>
          </table:table-cell>
          <table:table-cell office:value-type="float" office:value="1.10496" calcext:value-type="float">
            <text:p>1.10496</text:p>
          </table:table-cell>
          <table:table-cell office:value-type="float" office:value="0.829793" calcext:value-type="float">
            <text:p>0.829793</text:p>
          </table:table-cell>
          <table:table-cell office:value-type="float" office:value="1.217907" calcext:value-type="float">
            <text:p>1.217907</text:p>
          </table:table-cell>
          <table:table-cell office:value-type="float" office:value="789.114525" calcext:value-type="float">
            <text:p>789.114525</text:p>
          </table:table-cell>
          <table:table-cell office:value-type="float" office:value="0.285259" calcext:value-type="float">
            <text:p>0.285259</text:p>
          </table:table-cell>
        </table:table-row>
        <table:table-row table:style-name="ro1">
          <table:table-cell office:value-type="string" calcext:value-type="string">
            <text:p>Noise * 60</text:p>
          </table:table-cell>
          <table:table-cell table:style-name="ce2" office:value-type="string" calcext:value-type="string" table:number-columns-spanned="7" table:number-rows-spanned="1">
            <text:p>优化失败</text:p>
          </table:table-cell>
          <table:covered-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2:25:32.539960363</meta:creation-date>
    <dc:date>2023-10-23T18:15:01.009101378</dc:date>
    <meta:editing-duration>PT4H48M42S</meta:editing-duration>
    <meta:editing-cycles>7</meta:editing-cycles>
    <meta:generator>LibreOffice/7.3.7.2$Linux_X86_64 LibreOffice_project/30$Build-2</meta:generator>
    <meta:document-statistic meta:table-count="1" meta:cell-count="49" meta:object-count="0"/>
  </office:meta>
</office:document-meta>
</file>